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1000001BE35813563.png"/>
  <manifest:file-entry manifest:media-type="image/png" manifest:full-path="Pictures/10000000000001EA000000FE25E068A4.png"/>
  <manifest:file-entry manifest:media-type="image/png" manifest:full-path="Pictures/10000000000001EB000000FD38D36D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64cm" svg:height="6.719cm" svg:x="0.6cm" svg:y="12.6cm">
          <draw:image xlink:href="Pictures/10000000000001EA000000FE25E068A4.png" xlink:type="simple" xlink:show="embed" xlink:actuate="onLoad">
            <text:p/>
          </draw:image>
        </draw:frame>
        <draw:frame draw:style-name="gr1" draw:text-style-name="P1" draw:layer="layout" svg:width="29.999cm" svg:height="11.444cm" svg:x="0.001cm" svg:y="0.056cm">
          <draw:image xlink:href="Pictures/1000000000000491000001BE35813563.png" xlink:type="simple" xlink:show="embed" xlink:actuate="onLoad">
            <text:p/>
          </draw:image>
        </draw:frame>
        <draw:frame draw:style-name="gr1" draw:text-style-name="P1" draw:layer="layout" svg:width="12.99cm" svg:height="6.693cm" svg:x="15cm" svg:y="12.6cm">
          <draw:image xlink:href="Pictures/10000000000001EB000000FD38D36DE4.png" xlink:type="simple" xlink:show="embed" xlink:actuate="onLoad">
            <text:p/>
          </draw:image>
        </draw:frame>
        <draw:line draw:style-name="gr2" draw:text-style-name="P1" draw:layer="layout" svg:x1="2.9cm" svg:y1="13cm" svg:x2="3.7cm" svg:y2="10.4cm">
          <text:p/>
        </draw:line>
        <draw:line draw:style-name="gr2" draw:text-style-name="P1" draw:layer="layout" svg:x1="18.1cm" svg:y1="12.8cm" svg:x2="11.5cm" svg:y2="10.4cm">
          <text:p/>
        </draw:line>
        <draw:frame draw:style-name="gr3" draw:layer="layout" svg:width="0.502cm" svg:height="0.963cm" svg:x="3.6cm" svg:y="11.7cm">
          <draw:text-box>
            <text:p/>
          </draw:text-box>
        </draw:frame>
        <draw:frame draw:style-name="gr4" draw:layer="layout" svg:width="5.565cm" svg:height="0.963cm" svg:x="3.5cm" svg:y="11.6cm">
          <draw:text-box>
            <text:p>Required decision</text:p>
          </draw:text-box>
        </draw:frame>
        <draw:frame draw:style-name="gr3" draw:layer="layout" svg:width="0.502cm" svg:height="0.963cm" svg:x="16.6cm" svg:y="11.6cm">
          <draw:text-box>
            <text:p/>
          </draw:text-box>
        </draw:frame>
        <draw:frame draw:style-name="gr4" draw:layer="layout" svg:width="5.565cm" svg:height="0.963cm" svg:x="17.6cm" svg:y="11.5cm">
          <draw:text-box>
            <text:p>Required decision</text:p>
          </draw:text-box>
        </draw:frame>
        <draw:frame draw:style-name="gr3" draw:layer="layout" svg:width="0.502cm" svg:height="0.963cm" svg:x="-3cm" svg:y="15.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5T17:25:37.06</meta:creation-date>
    <dc:date>2016-06-30T11:07:24.32</dc:date>
    <meta:editing-duration>PT27M4S</meta:editing-duration>
    <meta:editing-cycles>3</meta:editing-cycles>
    <meta:generator>OpenOffice/4.1.2$Win32 OpenOffice.org_project/412m3$Build-9782</meta:generator>
    <meta:document-statistic meta:object-count="10"/>
  </office:meta>
</office:document-meta>
</file>